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92cm" style:rel-column-width="10665*"/>
    </style:style>
    <style:style style:name="Таблица1.B" style:family="table-column">
      <style:table-column-properties style:column-width="15.909cm" style:rel-column-width="54870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2" style:family="table">
      <style:table-properties style:width="17.251cm" fo:margin-left="0cm" table:align="left"/>
    </style:style>
    <style:style style:name="Таблица2.A" style:family="table-column">
      <style:table-column-properties style:column-width="10.851cm"/>
    </style:style>
    <style:style style:name="Таблица2.B" style:family="table-column">
      <style:table-column-properties style:column-width="6.399cm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2" style:family="table-cell">
      <style:table-cell-properties fo:padding="0.097cm" fo:border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line-height="160%"/>
      <style:text-properties fo:language="en" fo:country="US"/>
    </style:style>
    <style:style style:name="P5" style:family="paragraph" style:parent-style-name="Text_20_body">
      <style:paragraph-properties fo:line-height="160%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Frame_20_contents">
      <style:paragraph-properties fo:margin-top="0cm" fo:margin-bottom="0cm" fo:line-height="0.4cm"/>
    </style:style>
    <style:style style:name="P8" style:family="paragraph" style:parent-style-name="Text_20_body" style:list-style-name="L1">
      <style:paragraph-properties fo:margin-left="1.27cm" fo:margin-right="0cm" fo:text-indent="-0.64cm" style:auto-text-indent="false">
        <style:tab-stops/>
      </style:paragraph-properties>
      <style:text-properties fo:language="en" fo:country="US"/>
    </style:style>
    <style:style style:name="P9" style:family="paragraph" style:parent-style-name="Text_20_body" style:list-style-name="L2">
      <style:paragraph-properties fo:margin-left="1.27cm" fo:margin-right="0cm" fo:margin-top="0.106cm" fo:margin-bottom="0.106cm" fo:text-indent="-0.64cm" style:auto-text-indent="false">
        <style:tab-stops/>
      </style:paragraph-properties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asian="Arial0" style:font-name-complex="Arial0" style:font-size-complex="14pt"/>
    </style:style>
    <style:style style:name="T9" style:family="text">
      <style:text-properties fo:language="en" fo:country="US" style:letter-kerning="false"/>
    </style:style>
    <style:style style:name="T10" style:family="text">
      <style:text-properties fo:language="en" fo:country="US" fo:background-color="transparent"/>
    </style:style>
    <style:style style:name="T11" style:family="text">
      <style:text-properties style:language-complex="ar" style:country-complex="SA"/>
    </style:style>
    <style:style style:name="T12" style:family="text">
      <style:text-properties style:font-name="Times New Roman1" fo:font-size="10pt" fo:language="en" fo:country="US" style:font-size-asian="10pt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709cm" svg:y="17.704cm" svg:width="2.279cm" style:rel-width="11%" draw:z-index="0">
        <draw:text-box fo:min-height="0.346cm">
          <text:p text:style-name="P7"><text:span text:style-name="T12">Input circuit</text:span> </text:p>
        </draw:text-box>
      </draw:frame>
      <draw:frame draw:style-name="fr1" draw:name="Врезка2" text:anchor-type="page" text:anchor-page-number="1" svg:x="2.66cm" svg:y="21.17cm" svg:width="2.743cm" style:rel-width="14%" draw:z-index="1">
        <draw:text-box fo:min-height="0.4cm">
          <text:p text:style-name="P7"><text:span text:style-name="T12">Input circuit <text:s/>2</text:span> </text:p>
        </draw:text-box>
      </draw:frame>
      <draw:frame draw:style-name="fr1" draw:name="Врезка3" text:anchor-type="page" text:anchor-page-number="1" svg:x="4.588cm" svg:y="26.144cm" svg:width="2.852cm" style:rel-width="15%" draw:z-index="2">
        <draw:text-box fo:min-height="0.24cm">
          <text:p text:style-name="P7"><text:span text:style-name="T12">Control </text:span><text:s/></text:p>
        </draw:text-box>
      </draw:fram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2" draw:name="Графический объект1" text:anchor-type="as-char" svg:width="0.85cm" svg:height="0.9cm" draw:z-index="3"><draw:image xlink:href="../../odt_eng/images/3109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Variable inductance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palette</text:span></text:span></text:p>
          </table:table-cell>
          <table:table-cell table:style-name="Таблица1.B1" office:value-type="string">
            <text:p text:style-name="P3">| System of linear equations |</text:p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3" draw:name="Графический объект2" text:anchor-type="as-char" svg:width="1.401cm" svg:height="2.12cm" draw:z-index="0"><draw:image xlink:href="../../odt_eng/images/3109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3">
          <table:table-cell table:style-name="Таблица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diagram</text:span></text:span>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is a non-linear resistance model described by the following differential equation:</text:p>
            <text:p text:style-name="P5"><text:span text:style-name="Основной_20_шрифт_20_абзаца"><text:span text:style-name="T4"><draw:frame draw:style-name="fr5" draw:name="Объект1" text:anchor-type="as-char" svg:width="3.577cm" svg:height="1.18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4">,</text:span></text:span></text:p>
            <text:p text:style-name="P4">where</text:p>
            <text:p text:style-name="P5"><text:span text:style-name="Основной_20_шрифт_20_абзаца"><text:span text:style-name="T4"><draw:frame draw:style-name="fr5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4">is for difference of potentials;</text:span></text:span></text:p>
            <text:p text:style-name="P5"><text:span text:style-name="Основной_20_шрифт_20_абзаца"><text:span text:style-name="T4"><draw:frame draw:style-name="fr5" draw:name="Объект3" text:anchor-type="as-char" svg:width="1.104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4">is for inductance, </text:span></text:span><text:span text:style-name="Основной_20_шрифт_20_абзаца"><text:span text:style-name="T5">time-variant </text:span></text:span><text:span text:style-name="Основной_20_шрифт_20_абзаца"><text:span text:style-name="T4"><text:s/>(inductance value is supplied to input port of unit “Control”);</text:span></text:span></text:p>
            <text:p text:style-name="P5"><text:span text:style-name="Основной_20_шрифт_20_абзаца"><text:span text:style-name="T4"><draw:frame draw:style-name="fr5" draw:name="Объект4" text:anchor-type="as-char" svg:width="0.94cm" svg:height="0.56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4">is for current.</text:span></text:span></text:p>
            <text:p text:style-name="P5"><text:span text:style-name="Основной_20_шрифт_20_абзаца"><text:span text:style-name="T4">The unit is similar to unit </text:span></text:span><text:span text:style-name="Основной_20_шрифт_20_абзаца"><text:span text:style-name="T7">Ideal Inductance.</text:span></text:span></text:p>
            <text:p text:style-name="P6"><text:span text:style-name="Основной_20_шрифт_20_абзаца"><text:span text:style-name="T11"><draw:frame draw:style-name="fr4" draw:name="Графический объект3" text:anchor-type="as-char" svg:y="-10.952cm" svg:width="16.559cm" svg:height="11.111cm" draw:z-index="0"><draw:image xlink:href="../../odt_eng/images/3109_ris_1.png" xlink:type="simple" xlink:show="embed" xlink:actuate="onLoad"/></draw:frame></text:span></text:span></text:p>
            <text:p text:style-name="P6"><text:span text:style-name="Основной_20_шрифт_20_абзаца"><text:span text:style-name="T10">Figure </text:span></text:span><text:span text:style-name="Основной_20_шрифт_20_абзаца"><text:span text:style-name="T4"><text:s/>1 – Internal structure of unit <text:s/>“Variable inductance”</text:span></text:span></text:p>
            <text:p text:style-name="P3">Figure 1 shows a variable inductance approximation diagram graphically represented in the development environment for SimInTech-4 programming system.</text:p>
            <text:p text:style-name="Text_20_body"><text:span text:style-name="Основной_20_шрифт_20_абзаца"><text:span text:style-name="T5">Property</text:span></text:span><text:span text:style-name="Основной_20_шрифт_20_абзаца"><text:span text:style-name="T4">:</text:span></text:span></text:p>
            <text:list xml:id="list8387752265920834067" text:style-name="L1">
              <text:list-item>
                <text:p text:style-name="P8"><text:s text:c="2"/>Initial current, А – a number defining current initial value (for unit of delay by one-step of integration).</text:p>
              </text:list-item>
            </text:list>
            <text:p text:style-name="Text_20_body"><text:span text:style-name="Основной_20_шрифт_20_абзаца"><text:span text:style-name="T8">Examples</text:span></text:span><text:span text:style-name="Основной_20_шрифт_20_абзаца"><text:span text:style-name="T8"> for filling in the dialog window for unit properties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5">Numerical </text:span></text:span><text:span text:style-name="Основной_20_шрифт_20_абзаца"><text:span text:style-name="T4">definition of properties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3">Name</text:p>
                </table:table-cell>
                <table:table-cell table:style-name="Таблица2.B2" office:value-type="string">
                  <text:p text:style-name="P3">Value</text:p>
                </table:table-cell>
              </table:table-row>
              <table:table-row>
                <table:table-cell table:style-name="Таблица2.A3" office:value-type="string">
                  <text:p text:style-name="P3">Initial current, А</text:p>
                </table:table-cell>
                <table:table-cell table:style-name="Таблица2.B3" office:value-type="string">
                  <text:p text:style-name="P3">0.0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5">Named</text:span></text:span><text:span text:style-name="Основной_20_шрифт_20_абзаца"><text:span text:style-name="T4"> definition of properties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3">Name</text:p>
                </table:table-cell>
                <table:table-cell table:style-name="Таблица2.B2" office:value-type="string">
                  <text:p text:style-name="P3">Value</text:p>
                </table:table-cell>
              </table:table-row>
              <table:table-row>
                <table:table-cell table:style-name="Таблица2.A3" office:value-type="string">
                  <text:p text:style-name="P3">Initial current, А</text:p>
                </table:table-cell>
                <table:table-cell table:style-name="Таблица2.B3" office:value-type="string">
                  <text:p text:style-name="P3">i0</text:p>
                </table:table-cell>
              </table:table-row>
            </table:table>
            <text:p text:style-name="Text_20_body"><text:span text:style-name="Основной_20_шрифт_20_абзаца"><text:span text:style-name="T5">Notes</text:span></text:span><text:span text:style-name="Основной_20_шрифт_20_абзаца"><text:span text:style-name="T4">:</text:span></text:span></text:p>
            <text:list xml:id="list2417986953841107379" text:style-name="L2">
              <text:list-item>
                <text:p text:style-name="P9"><text:span text:style-name="Основной_20_шрифт_20_абзаца"><text:span text:style-name="T4"><text:s text:c="2"/>Unit property can be </text:span></text:span><text:span text:style-name="Основной_20_шрифт_20_абзаца"><text:span text:style-name="T6">scalar</text:span></text:span><text:span text:style-name="Основной_20_шрифт_20_абзаца"><text:span text:style-name="T4"> only</text:span></text:span><text:span text:style-name="Основной_20_шрифт_20_абзаца"><text:span text:style-name="T6">.</text:span></text:span></text:p>
              </text:list-item>
              <text:list-item>
                <text:p text:style-name="P9"><text:span text:style-name="Основной_20_шрифт_20_абзаца"><text:span text:style-name="T4"><text:s text:c="2"/>Named </text:span></text:span><text:span text:style-name="Основной_20_шрифт_20_абзаца"><text:span text:style-name="T9">property </text:span></text:span><text:span text:style-name="Основной_20_шрифт_20_абзаца"><text:span text:style-name="T4">are set up as </text:span></text:span><text:span text:style-name="Основной_20_шрифт_20_абзаца"><text:span text:style-name="T7">local </text:span></text:span><text:span text:style-name="Основной_20_шрифт_20_абзаца"><text:span text:style-name="T4">variable of model (or submodel) in </text:span></text:span><text:span text:style-name="Основной_20_шрифт_20_абзаца"><text:span text:style-name="T7">Parameters </text:span></text:span><text:span text:style-name="Основной_20_шрифт_20_абзаца"><text:span text:style-name="T4">tab or as global signal of the project via </text:span></text:span><text:span text:style-name="Основной_20_шрифт_20_абзаца"><text:span text:style-name="T7">Graphics → Signals</text:span></text:span><text:span text:style-name="Основной_20_шрифт_20_абзаца"><text:span text:style-name="T4"> main menu option. </text:span>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ндуктивность переменная</dc:title>
    <meta:creation-date>2012-04-26T05:23:00Z</meta:creation-date>
    <dc:date>2012-05-05T09:01:27.79</dc:date>
    <meta:editing-cycles>15</meta:editing-cycles>
    <meta:editing-duration>PT3H59M11S</meta:editing-duration>
    <meta:document-statistic meta:table-count="2" meta:image-count="3" meta:object-count="4" meta:page-count="2" meta:paragraph-count="35" meta:word-count="178" meta:character-count="112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109.odt/Normal.dotm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i>L</mi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i mathvariant="italic">di</mi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</mrow>
      </mrow>
    </mrow>
    <annotation encoding="StarMath 5.0">u(t) = L(t) cdot {{di(t)} over {dt}}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L</mi>
      <mrow>
        <mo stretchy="false">(</mo>
        <mrow>
          <mi>t</mi>
        </mrow>
        <mo stretchy="false">)</mo>
      </mrow>
    </mrow>
    <annotation encoding="StarMath 5.0">L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